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Lato" svg:font-family="Lato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Arial" fo:font-size="11pt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color="#000000" style:font-name="Arial" fo:font-size="11pt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Arial" fo:font-size="11pt" fo:language="en" fo:country="US" style:font-size-asian="11pt" style:font-size-complex="11pt"/>
    </style:style>
    <style:style style:name="P8" style:family="paragraph" style:parent-style-name="Standard">
      <style:text-properties fo:color="#000000" style:font-name="Arial" fo:language="en" fo:country="US"/>
    </style:style>
    <style:style style:name="P9" style:family="paragraph" style:parent-style-name="Standard">
      <style:paragraph-properties fo:text-align="center" style:justify-single-word="false"/>
      <style:text-properties fo:color="#000000" style:font-name="Arial" fo:language="en" fo:country="US"/>
    </style:style>
    <style:style style:name="P10" style:family="paragraph" style:parent-style-name="Standard">
      <style:paragraph-properties fo:text-align="center" style:justify-single-word="false"/>
      <style:text-properties fo:color="#000000" style:font-name="Arial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Arial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fo:color="#000000"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Arial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style:font-name="Arial" fo:font-size="12pt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0000"/>
    </style:style>
    <style:style style:name="T1" style:family="text">
      <style:text-properties fo:font-variant="normal" fo:text-transform="none" fo:color="#000000" fo:letter-spacing="normal" fo:font-style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style:font-name="Arial" fo:font-size="11pt" fo:letter-spacing="normal" fo:language="en" fo:country="US" fo:font-style="normal" style:text-underline-style="none" fo:font-weight="normal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fo:color="#000000" style:font-name="Arial" fo:font-size="11pt" fo:letter-spacing="normal" fo:language="en" fo:country="US" fo:font-style="normal" style:text-underline-style="none" fo:font-weight="bold" style:font-size-asian="11pt" style:font-weight-asian="bold" style:font-size-complex="11pt" style:font-weight-complex="bold"/>
    </style:style>
    <style:style style:name="T5" style:family="text">
      <style:text-properties fo:font-variant="normal" fo:text-transform="none" fo:color="#000000" style:font-name="Arial" fo:font-size="11pt" fo:letter-spacing="normal" fo:language="en" fo:country="US" fo:font-style="normal" fo:font-weight="normal" style:font-size-asian="11pt" style:font-size-complex="11pt"/>
    </style:style>
    <style:style style:name="T6" style:family="text">
      <style:text-properties fo:font-variant="normal" fo:text-transform="none" fo:color="#000000" style:font-name="Arial" fo:font-size="11pt" fo:letter-spacing="normal" fo:language="en" fo:country="US" fo:font-style="normal" fo:font-weight="bold" style:font-size-asian="11pt" style:font-size-complex="11pt"/>
    </style:style>
    <style:style style:name="T7" style:family="text">
      <style:text-properties fo:font-variant="normal" fo:text-transform="none" fo:color="#000000" style:font-name="Arial" fo:font-size="11pt" fo:letter-spacing="normal" fo:language="en" fo:country="US" fo:font-style="normal" style:font-size-asian="11pt" style:font-size-complex="11pt"/>
    </style:style>
    <style:style style:name="T8" style:family="text">
      <style:text-properties fo:font-variant="normal" fo:text-transform="none" fo:color="#000000" style:font-name="Arial" fo:font-size="11pt" fo:letter-spacing="normal" fo:language="en" fo:country="US" style:text-underline-style="none" style:font-size-asian="11pt" style:font-size-complex="11pt"/>
    </style:style>
    <style:style style:name="T9" style:family="text">
      <style:text-properties fo:font-variant="normal" fo:text-transform="none" fo:color="#000000" style:font-name="Arial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bold"/>
    </style:style>
    <style:style style:name="T13" style:family="text">
      <style:text-properties fo:font-variant="normal" fo:text-transform="none" fo:letter-spacing="normal" fo:font-weight="bold" style:font-weight-asian="bold" style:font-weight-complex="bold"/>
    </style:style>
    <style:style style:name="T14" style:family="text">
      <style:text-properties fo:font-variant="normal" fo:text-transform="none" fo:color="#666666" style:font-name="Arial1" fo:font-size="12pt" fo:letter-spacing="normal"/>
    </style:style>
    <style:style style:name="T15" style:family="text">
      <style:text-properties fo:font-variant="normal" fo:text-transform="none" fo:color="#666666" style:font-name="Arial1" fo:letter-spacing="normal"/>
    </style:style>
    <style:style style:name="T16" style:family="text">
      <style:text-properties fo:font-variant="normal" fo:text-transform="none" fo:color="#666666" fo:font-size="12pt" fo:letter-spacing="normal"/>
    </style:style>
    <style:style style:name="T17" style:family="text">
      <style:text-properties fo:font-variant="normal" fo:text-transform="none" fo:color="#666666" fo:letter-spacing="normal"/>
    </style:style>
    <style:style style:name="T18" style:family="text">
      <style:text-properties fo:font-variant="normal" fo:text-transform="none" style:text-position="super 58%" fo:letter-spacing="normal"/>
    </style:style>
    <style:style style:name="T19" style:family="text">
      <style:text-properties fo:font-variant="normal" fo:text-transform="none" style:text-position="super 58%" fo:letter-spacing="normal" fo:font-weight="bold" style:font-weight-asian="bold" style:font-weight-complex="bold"/>
    </style:style>
    <style:style style:name="T20" style:family="text">
      <style:text-properties fo:color="#000000" style:font-name="Arial" fo:font-size="11pt" fo:language="en" fo:country="US" style:font-size-asian="11pt" style:font-size-complex="11pt"/>
    </style:style>
    <style:style style:name="T21" style:family="text">
      <style:text-properties fo:color="#000000" style:font-name="Arial" fo:font-size="11pt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fo:color="#000000"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HOUDIER Yanis</text:p>
      <text:p text:style-name="P8">TS SN1</text:p>
      <text:p text:style-name="P9"><text:s/></text:p>
      <text:p text:style-name="P9">Homeworks 20/03/2020</text:p>
      <text:p text:style-name="P9"/>
      <text:p text:style-name="P10">Gap Fill</text:p>
      <text:p text:style-name="P6"/>
      <text:p text:style-name="P7"><text:span text:style-name="T11">Technology has</text:span><text:bookmark text:name="GapSpan0"/><text:span text:style-name="T11"> </text:span><text:span text:style-name="T12">come </text:span><text:span text:style-name="T11">to the rescue of Japanese farmers. For thousands of years they have</text:span><text:bookmark text:name="GapSpan1"/><text:span text:style-name="T11"> </text:span><text:span text:style-name="T12">tried </text:span><text:span text:style-name="T11">to keep animals away from their farms. However, engineers have</text:span><text:bookmark text:name="GapSpan2"/><text:span text:style-name="T11"> </text:span><text:span text:style-name="T12">invented </text:span><text:span text:style-name="T11">the "Super Monster Wolf" to finally</text:span><text:bookmark text:name="GapSpan3"/><text:span text:style-name="T11"> </text:span><text:span text:style-name="T12">scare </text:span><text:span text:style-name="T11">away wild animals that want to</text:span><text:bookmark text:name="GapSpan4"/><text:span text:style-name="T11"> </text:span><text:span text:style-name="T12">eat </text:span><text:span text:style-name="T11">crops of rice, pumpkin or sweet potato. Super Monster Wolf is a solar-powered scarecrow robot tha</text:span><text:bookmark text:name="GapSpan5"/><text:span text:style-name="T11"> </text:span><text:span text:style-name="T12">looks </text:span><text:span text:style-name="T11">like a real wolf. It has lookalike wolf hair, big scary teeth and red LED eyes with infrared sensors. It also</text:span><text:bookmark text:name="GapSpan6"/><text:span text:style-name="T11"> </text:span><text:span text:style-name="T12">has </text:span><text:span text:style-name="T11">48 different wolf howls and other noises so animals never</text:span><text:bookmark text:name="GapSpan7"/><text:span text:style-name="T11"> </text:span><text:span text:style-name="T12">get </text:span><text:span text:style-name="T11">used to it. Super Monster Wolf will</text:span><text:bookmark text:name="GapSpan8"/><text:span text:style-name="T11"> </text:span><text:span text:style-name="T12">be </text:span><text:span text:style-name="T11">used to keep animals like wild boar and deer out of rice paddies, farms and fruit orchards. Farmers</text:span><text:bookmark text:name="GapSpan9"/><text:span text:style-name="T11"> </text:span><text:span text:style-name="T12">lose </text:span><text:span text:style-name="T11">millions of dollars of crops every year to hungry animals.</text:span><text:line-break/><text:span text:style-name="T11">Members of Japan's agricultural association (JA)</text:span><text:bookmark text:name="GapSpan10"/><text:span text:style-name="T11"> </text:span><text:span text:style-name="T12">took </text:span><text:span text:style-name="T11">part in trials of the Super Monster Wolf in nine locations across Japan. JA spokesman Chikao Umezawa</text:span><text:bookmark text:name="GapSpan11"/><text:span text:style-name="T11"> </text:span><text:span text:style-name="T12">reported </text:span><text:span text:style-name="T11">that the robot wolf significantly</text:span><text:bookmark text:name="GapSpan12"/><text:span text:style-name="T11"> </text:span><text:span text:style-name="T12">reduced </text:span><text:span text:style-name="T11">crop losses. He said it was more effective than an electric fence at</text:span><text:bookmark text:name="GapSpan13"/><text:span text:style-name="T11"> </text:span><text:span text:style-name="T12">keeping </text:span><text:span text:style-name="T11">animals out. The robot can</text:span><text:bookmark text:name="GapSpan14"/><text:span text:style-name="T11"> </text:span><text:span text:style-name="T12">sense </text:span><text:span text:style-name="T11">movement up to one kilometre away and immediately make its scary sounds. The robot will</text:span><text:bookmark text:name="GapSpan15"/><text:span text:style-name="T11"> </text:span><text:span text:style-name="T12">start </text:span><text:span text:style-name="T11">being mass produced from next month. It will be 65cm long and 50cm high. The price is $4,800 but farmers will </text:span><text:span text:style-name="T12">have </text:span><text:span text:style-name="T11">the option of renting the wolf by the month. Japan's farmers are</text:span><text:bookmark text:name="GapSpan17"/><text:span text:style-name="T11"> </text:span><text:span text:style-name="T12">hoping </text:span><text:span text:style-name="T11">that this new electronic aid will finally</text:span><text:bookmark text:name="GapSpan18"/><text:span text:style-name="T11"> </text:span><text:span text:style-name="T12">stop </text:span><text:span text:style-name="T11">wild animals</text:span><text:bookmark text:name="GapSpan19"/><text:span text:style-name="T11"> </text:span><text:span text:style-name="T12">eating </text:span><text:span text:style-name="T11">their crops.</text:span> </text:p>
      <text:p text:style-name="P11"/>
      <text:p text:style-name="P12">Vocabulary</text:p>
      <text:p text:style-name="P13"/>
      <text:p text:style-name="P13"/>
      <text:p text:style-name="P7">1- Rescue :<text:span text:style-name="T11">Save someone from a dangerous or damaging situation,</text:span></text:p>
      <text:p text:style-name="P7">2a-Invented :<text:span text:style-name="T11">Create or designed something that has not existed before.</text:span> </text:p>
      <text:p text:style-name="P7">3g-Scare :<text:span text:style-name="T11">Cause great fear or nervousness in; frighten.</text:span> </text:p>
      <text:p text:style-name="P7">4f-Crops :<text:span text:style-name="T11">A field where rice is grown.</text:span> </text:p>
      <text:p text:style-name="P7">5e-Solar :<text:span text:style-name="T11">Coming from the sun.</text:span> </text:p>
      <text:p text:style-name="P7">6d-Scarecrow :<text:span text:style-name="T11">Something farmers make to look like a human, set up to scare birds away from a field where crops are growing.</text:span> </text:p>
      <text:p text:style-name="P7">7b-Paddies :<text:span text:style-name="T11">A food that is grown on farms, especially a vegetable (e.g. corn, potato...) or a grain (rice, wheat...).</text:span> </text:p>
      <text:p text:style-name="P7">8k-Trials :<text:span text:style-name="T11">A test of how well or badly something works (or doesn't work).</text:span> </text:p>
      <text:p text:style-name="P7">9l-Locations :<text:span text:style-name="T11">A place or position.</text:span> </text:p>
      <text:p text:style-name="P7">10n-Significantly :<text:span text:style-name="T11">Greatly; importantly.</text:span> </text:p>
      <text:p text:style-name="P7">11i-Sense :<text:span text:style-name="T11">Become aware of something or of something about to happen.</text:span> </text:p>
      <text:p text:style-name="P7">12j-Immediatly :<text:span text:style-name="T11">At once; instantly.</text:span> </text:p>
      <text:p text:style-name="P7">13m-Option :<text:span text:style-name="T11">A thing that is or may be chosen.</text:span> </text:p>
      <text:p text:style-name="P7">14h-Aid :<text:span text:style-name="T11">A thing that people use to help them</text:span> </text:p>
      <text:p text:style-name="P7"/>
      <text:p text:style-name="P12">True/False</text:p>
      <text:p text:style-name="P3"><text:span text:style-name="T1">1-The article says Japanese farmers loved animals for thousands of years.</text:span><text:span text:style-name="Strong_20_Emphasis"><text:span text:style-name="T1"> False</text:span></text:span></text:p>
      <text:p text:style-name="P3"><text:span text:style-name="Strong_20_Emphasis"><text:span text:style-name="T2">2-A super monster-wolf wants to eat pumpkins and sweet potatoes. </text:span></text:span><text:span text:style-name="Strong_20_Emphasis"><text:span text:style-name="T1">False</text:span></text:span></text:p>
      <text:p text:style-name="P2"><text:span text:style-name="T3">3-A new robot wolf has scary green eyes.</text:span><text:span text:style-name="Strong_20_Emphasis"><text:span text:style-name="T8"> </text:span></text:span><text:span text:style-name="Strong_20_Emphasis"><text:span text:style-name="T4">False</text:span></text:span></text:p>
      <text:p text:style-name="P2"><text:span text:style-name="T5">4-The robot wolf will help scare away deer and wild boar from rice paddies. </text:span><text:span text:style-name="Strong_20_Emphasis"><text:span text:style-name="T6">True</text:span></text:span><text:span text:style-name="T20"> </text:span></text:p>
      <text:p text:style-name="P2"><text:span text:style-name="T5">5-Japan's architectural association (JA) took part in trials of the wolf</text:span><text:span text:style-name="Strong_20_Emphasis"><text:span text:style-name="T7">. </text:span></text:span><text:span text:style-name="Strong_20_Emphasis"><text:span text:style-name="T6">True</text:span></text:span><text:span text:style-name="T20"> </text:span></text:p>
      <text:p text:style-name="P2"><text:span text:style-name="T5">6-An agriculture spokesman said the wolf was better than electric fences.</text:span><text:span text:style-name="Strong_20_Emphasis"><text:span text:style-name="T6">True</text:span></text:span></text:p>
      <text:p text:style-name="P2"><text:span text:style-name="T5">7-The robot wolf will go into production next month.</text:span><text:span text:style-name="Strong_20_Emphasis"><text:span text:style-name="T6">True</text:span></text:span></text:p>
      <text:p text:style-name="P2"><text:span text:style-name="T5">8-Japanese farmers will be able to rent the robot wolf on a monthly basis.</text:span><text:span text:style-name="Strong_20_Emphasis"><text:span text:style-name="T6">True</text:span></text:span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1"><text:soft-page-break/><text:span text:style-name="Strong_20_Emphasis"><text:span text:style-name="T9">Synonym Match</text:span></text:span><text:span text:style-name="T22"> </text:span></text:p>
      <text:p text:style-name="P15"><text:span text:style-name="T24"/></text:p>
      <text:p text:style-name="P7">1h <text:s text:c="2"/>- <text:s/>Rescue : Saving</text:p>
      <text:p text:style-name="P7">2c <text:s text:c="2"/>- <text:s/>Tried : Attempted</text:p>
      <text:p text:style-name="P7">3f <text:s text:c="3"/>- <text:s/>Scare : Frighten</text:p>
      <text:p text:style-name="P7">4j <text:s text:c="3"/>- <text:s/>Howls : Cries</text:p>
      <text:p text:style-name="P7">5b <text:s text:c="2"/>- <text:s/>Paddies : Tields</text:p>
      <text:p text:style-name="P7">6a <text:s text:c="2"/>- <text:s/>Agricultural : Tarming</text:p>
      <text:p text:style-name="P7">7i <text:s text:c="3"/>- <text:s/>Trials : Tests</text:p>
      <text:p text:style-name="P7">8d <text:s text:c="2"/>- <text:s/>Effective : Successful</text:p>
      <text:p text:style-name="P7">9g <text:s text:c="2"/>- <text:s/>Option : Choice</text:p>
      <text:p text:style-name="P7">10e - <text:s/>Aid : Help </text:p>
      <text:p text:style-name="P7"/>
      <text:p text:style-name="P14">Phrase Match</text:p>
      <text:p text:style-name="P4"/>
      <text:p text:style-name="P4"/>
      <text:p text:style-name="P4"><text:span text:style-name="T10">Technology has come to the rescue</text:span> :</text:p>
      <text:p text:style-name="P4">-of Japanese farmers</text:p>
      <text:p text:style-name="P4">-paddies</text:p>
      <text:p text:style-name="P4"/>
      <text:p text:style-name="P4"><text:span text:style-name="T10">Scare</text:span> :</text:p>
      <text:p text:style-name="P4">-away wild animals</text:p>
      <text:p text:style-name="P4"/>
      <text:p text:style-name="P4">Eyes with :</text:p>
      <text:p text:style-name="P4">-infrared sensors</text:p>
      <text:p text:style-name="P4"/>
      <text:p text:style-name="P4">Rice :</text:p>
      <text:p text:style-name="P4">-paddies</text:p>
      <text:p text:style-name="P4"/>
      <text:p text:style-name="P4">Farmers lose millions :</text:p>
      <text:p text:style-name="P4">-of dollars of crops</text:p>
      <text:p text:style-name="P4"/>
      <text:p text:style-name="P4">Members of Japan's agricultural :</text:p>
      <text:p text:style-name="P4">-association</text:p>
      <text:p text:style-name="P4"/>
      <text:p text:style-name="P4">In nine locations :</text:p>
      <text:p text:style-name="P4">-across Japan</text:p>
      <text:p text:style-name="P4"/>
      <text:p text:style-name="P4"/>
      <text:p text:style-name="P4">The robot wolf significantly :</text:p>
      <text:p text:style-name="P4">-reduced crop losses</text:p>
      <text:p text:style-name="P4"/>
      <text:p text:style-name="Standard"><text:span text:style-name="T21">More efffective than a electric :</text:span></text:p>
      <text:p text:style-name="P4">-fence</text:p>
      <text:p text:style-name="P4"/>
      <text:p text:style-name="P4">Farmers will have the option of :</text:p>
      <text:p text:style-name="P4">-renting the wolf</text:p>
      <text:p text:style-name="P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Quizz</text:p>
      <text:p text:style-name="P14"/>
      <text:list xml:id="list9094279345767673385" text:style-name="L1">
        <text:list-item>
          <text:p text:style-name="P5">The welding shop is also known as the <text:span text:style-name="T23">Body Build Area</text:span></text:p>
        </text:list-item>
        <text:list-item>
          <text:p text:style-name="P5">How many robots are these in the body build area? <text:span text:style-name="T23">275</text:span></text:p>
        </text:list-item>
        <text:list-item>
          <text:p text:style-name="P5"><text:span text:style-name="T10">Some of the robots are enormous. How tall are they?</text:span> <text:span text:style-name="T23">7 feets tall</text:span></text:p>
        </text:list-item>
        <text:list-item>
          <text:p text:style-name="P5"><text:span text:style-name="T10">Here one robot picks up an external door panel. An external door panel is on the outside of the car.</text:span> <text:span text:style-name="T23">True</text:span></text:p>
        </text:list-item>
        <text:list-item>
          <text:p text:style-name="P5"><text:span text:style-name="T10">Another robot places an </text:span><text:span text:style-name="T13">internal</text:span><text:span text:style-name="T10"> panel on top of the external panel.</text:span> </text:p>
        </text:list-item>
        <text:list-item>
          <text:p text:style-name="P5"><text:span text:style-name="T10">Finally it lifts the completed door and </text:span><text:span text:style-name="T13">carefully</text:span><text:span text:style-name="T10"> places in onto another pallette.</text:span> </text:p>
        </text:list-item>
        <text:list-item>
          <text:p text:style-name="P5"><text:span text:style-name="T10"> The car's left, right, top and bottom sides are held in place while the robots </text:span><text:span text:style-name="T13">weld each of the pieces together</text:span></text:p>
        </text:list-item>
        <text:list-item>
          <text:p text:style-name="P5"><text:span text:style-name="T10">The robots are accurate to within </text:span><text:span text:style-name="T13">1000</text:span><text:span text:style-name="T19">th</text:span><text:span text:style-name="T13"> of an inch</text:span></text:p>
        </text:list-item>
        <text:list-item>
          <text:p text:style-name="P5"><text:span text:style-name="T10">How long does it take the robots to weld the pieces of the car together? </text:span><text:span text:style-name="T13">Less than a minute</text:span></text:p>
        </text:list-item>
        <text:list-item>
          <text:p text:style-name="P5"><text:span text:style-name="T10">How many welds does it take to make the shell of a car?</text:span><text:span text:style-name="T10"> </text:span><text:span text:style-name="T13">6000</text:span></text:p>
        </text:list-item>
        <text:list-item>
          <text:p text:style-name="P5"><text:span text:style-name="T10">Who checks the accuracy of the welds?</text:span><text:span text:style-name="T10"> </text:span><text:span text:style-name="T13">Other robots</text:span></text:p>
        </text:list-item>
        <text:list-item>
          <text:p text:style-name="P5"><text:span text:style-name="T10">Frames that pass inspection then go to the</text:span><text:span text:style-name="T10"> </text:span><text:span text:style-name="T13">body complete area</text:span></text:p>
        </text:list-item>
        <text:list-item>
          <text:p text:style-name="P5"><text:span text:style-name="T10">The E-coat system protects the car from rust.</text:span><text:span text:style-name="T10"> </text:span><text:span text:style-name="T13">True</text:span></text:p>
        </text:list-item>
        <text:list-item>
          <text:p text:style-name="P5"><text:span text:style-name="T10">Why do they roll the car in the E-coat? </text:span><text:span text:style-name="T13">To make sure that every part of the car is covered in the E-coat</text:span></text:p>
        </text:list-item>
        <text:list-item>
          <text:p text:style-name="P5"><text:span text:style-name="T10">How many painting robots are there to paint the cars?</text:span><text:span text:style-name="T10"> </text:span><text:span text:style-name="T13">98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Lato" svg:font-family="Lato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20T12:00:09.81</meta:creation-date>
    <dc:date>2020-03-20T14:08:10.72</dc:date>
    <meta:editing-duration>PT1H22M25S</meta:editing-duration>
    <meta:editing-cycles>10</meta:editing-cycles>
    <meta:generator>OpenOffice/4.1.7$Win32 OpenOffice.org_project/417m1$Build-9800</meta:generator>
    <meta:document-statistic meta:table-count="0" meta:image-count="0" meta:object-count="0" meta:page-count="3" meta:paragraph-count="79" meta:word-count="828" meta:character-count="4648"/>
  </office:meta>
</office:document-meta>
</file>